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yAnnotationEngine.process( Class &lt; ? &gt; context , Object testInstan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pyAnnotationEngine.typeIsPrivateAbstractInnerClass( Class &lt; ? &gt; type , int modifi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yAnnotationEngine.typeIsNonStaticInnerClass( Class &lt; ? &gt; type , int modifi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yAnnotationEngine.noArgConstructorOf( Class &lt; ? &gt;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pyAnnotationEngine.assertNoIncompatibleAnnotations( Class &lt; ? extends Annotation &gt; annotation , Field field , Class &lt; ? extends Annotation &gt; ... undesired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yAnnotationEngine.spyNewInstance( Object testInstance , Field fiel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pyAnnotationEngine.spyInstance( Field field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